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6" xml:id="id80" draw:id="id80" draw:layer="layout" svg:width="0.986cm" svg:height="0.986cm" svg:x="8.884cm" svg:y="1.30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1" draw:id="id81" draw:layer="layout" svg:width="0.986cm" svg:height="0.986cm" svg:x="6.479cm" svg:y="4.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2" draw:id="id82" draw:layer="layout" svg:width="0.986cm" svg:height="0.986cm" svg:x="13.035cm" svg:y="3.9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3" draw:id="id83" draw:layer="layout" svg:width="0.986cm" svg:height="0.986cm" svg:x="8.863cm" svg:y="3.99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4" draw:id="id84" draw:layer="layout" svg:width="0.986cm" svg:height="0.986cm" svg:x="14.462cm" svg:y="6.5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85" draw:id="id85" draw:layer="layout" svg:width="0.986cm" svg:height="1.016cm" svg:x="7.531cm" svg:y="6.70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6" draw:id="id86" draw:layer="layout" svg:width="0.986cm" svg:height="0.986cm" svg:x="11.741cm" svg:y="6.557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6" xml:id="id87" draw:id="id87" draw:layer="layout" svg:width="0.986cm" svg:height="1.016cm" svg:x="10.02cm" svg:y="6.60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6" xml:id="id88" draw:id="id88" draw:layer="layout" svg:width="0.986cm" svg:height="0.986cm" svg:x="13.119cm" svg:y="6.50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6" xml:id="id89" draw:id="id89" draw:layer="layout" svg:width="0.986cm" svg:height="0.986cm" svg:x="7.428cm" svg:y="11.37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0" draw:id="id90" draw:layer="layout" svg:width="0.986cm" svg:height="0.986cm" svg:x="5.023cm" svg:y="13.88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3" draw:id="id93" draw:layer="layout" svg:width="0.986cm" svg:height="0.986cm" svg:x="10.479cm" svg:y="18.68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1" draw:id="id91" draw:layer="layout" svg:width="0.986cm" svg:height="0.986cm" svg:x="7.407cm" svg:y="16.0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7" draw:id="id97" draw:layer="layout" svg:width="0.986cm" svg:height="0.986cm" svg:x="14.406cm" svg:y="25.47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92" draw:id="id92" draw:layer="layout" svg:width="0.986cm" svg:height="1.016cm" svg:x="5.175cm" svg:y="19.17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4" draw:id="id94" draw:layer="layout" svg:width="0.986cm" svg:height="0.986cm" svg:x="9.185cm" svg:y="21.329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6" xml:id="id95" draw:id="id95" draw:layer="layout" svg:width="0.986cm" svg:height="1.016cm" svg:x="7.464cm" svg:y="21.37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6" xml:id="id96" draw:id="id96" draw:layer="layout" svg:width="0.986cm" svg:height="0.986cm" svg:x="11.563cm" svg:y="23.378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7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7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7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6" xml:id="id98" draw:id="id98" draw:layer="layout" svg:width="0.986cm" svg:height="0.986cm" svg:x="4.249cm" svg:y="2.8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9" draw:id="id99" draw:layer="layout" svg:width="0.986cm" svg:height="0.986cm" svg:x="4.228cm" svg:y="5.53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6" xml:id="id108" draw:id="id108" draw:layer="layout" svg:width="0.986cm" svg:height="0.986cm" svg:x="9.012cm" svg:y="5.318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1" draw:id="id101" draw:layer="layout" svg:width="0.986cm" svg:height="0.986cm" svg:x="11.649cm" svg:y="5.27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2" draw:id="id102" draw:layer="layout" svg:width="0.986cm" svg:height="0.986cm" svg:x="10.509cm" svg:y="8.131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6" xml:id="id104" draw:id="id104" draw:layer="layout" svg:width="0.986cm" svg:height="0.986cm" svg:x="16.106cm" svg:y="2.615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3" draw:id="id103" draw:layer="layout" svg:width="0.986cm" svg:height="0.986cm" svg:x="14.701cm" svg:y="5.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5" draw:id="id105" draw:layer="layout" svg:width="0.986cm" svg:height="0.986cm" svg:x="17.185cm" svg:y="5.3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6" xml:id="id106" draw:id="id106" draw:layer="layout" svg:width="0.986cm" svg:height="0.986cm" svg:x="13.03cm" svg:y="8.06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6" xml:id="id100" draw:id="id100" draw:layer="layout" svg:width="0.986cm" svg:height="0.986cm" svg:x="9.031cm" svg:y="2.77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7" draw:id="id107" draw:layer="layout" svg:width="0.986cm" svg:height="0.986cm" svg:x="6.745cm" svg:y="5.31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7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6" xml:id="id109" draw:id="id109" draw:layer="layout" svg:width="0.986cm" svg:height="0.986cm" svg:x="9.647cm" svg:y="16.07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0" draw:id="id110" draw:layer="layout" svg:width="0.986cm" svg:height="0.986cm" svg:x="6.942cm" svg:y="18.67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1" draw:id="id111" draw:layer="layout" svg:width="0.986cm" svg:height="0.986cm" svg:x="9.326cm" svg:y="21.45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6" xml:id="id112" draw:id="id112" draw:layer="layout" svg:width="0.986cm" svg:height="0.986cm" svg:x="13.308cm" svg:y="18.51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3" draw:id="id113" draw:layer="layout" svg:width="0.986cm" svg:height="0.986cm" svg:x="12.003cm" svg:y="21.3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4" draw:id="id114" draw:layer="layout" svg:width="0.986cm" svg:height="0.986cm" svg:x="14.487cm" svg:y="23.90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6" xml:id="id115" draw:id="id115" draw:layer="layout" svg:width="0.986cm" svg:height="0.986cm" svg:x="11.582cm" svg:y="23.88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6" xml:id="id116" draw:id="id116" draw:layer="layout" svg:width="0.986cm" svg:height="0.986cm" svg:x="7.152cm" svg:y="13.65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7" draw:id="id117" draw:layer="layout" svg:width="0.986cm" svg:height="0.986cm" svg:x="4.931cm" svg:y="16.24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7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7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1" draw:text-style-name="P6" xml:id="id118" draw:id="id118" draw:layer="layout" svg:width="0.986cm" svg:height="0.986cm" svg:x="10.868cm" svg:y="4.118cm">
          <text:p text:style-name="P1"><text:span text:style-name="T4">2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9" draw:id="id119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0" draw:id="id120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012cm" svg:y1="4.96cm" svg:x2="9.605cm" svg:y2="6.467cm" draw:start-shape="id118" draw:start-glue-point="7" draw:end-shape="id119" draw:end-glue-point="11" svg:d="M11012 4960l-1407 1507" svg:viewBox="0 0 1408 1508">
          <text:p/>
        </draw:connector>
        <draw:connector draw:style-name="gr2" draw:text-style-name="P3" draw:layer="layout" draw:type="line" svg:x1="8.907cm" svg:y1="7.165cm" svg:x2="7.876cm" svg:y2="9.053cm" draw:start-shape="id119" draw:start-glue-point="7" draw:end-shape="id120" draw:end-glue-point="11" svg:d="M8907 7165l-1031 1888" svg:viewBox="0 0 1032 1889">
          <text:p/>
        </draw:connector>
        <draw:custom-shape draw:style-name="gr21" draw:text-style-name="P6" xml:id="id121" draw:id="id121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2" draw:id="id122" draw:layer="layout" svg:width="0.986cm" svg:height="0.986cm" svg:x="11.924cm" svg:y="8.9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3" draw:id="id123" draw:layer="layout" svg:width="0.986cm" svg:height="0.986cm" svg:x="13.8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73cm" svg:y1="7.206cm" svg:x2="12.766cm" svg:y2="9.113cm" draw:start-shape="id121" draw:start-glue-point="7" draw:end-shape="id122" draw:end-glue-point="11" svg:d="M13873 7206l-1107 1907" svg:viewBox="0 0 1108 1908">
          <text:p/>
        </draw:connector>
        <draw:connector draw:style-name="gr2" draw:text-style-name="P3" draw:layer="layout" draw:type="line" svg:x1="12.766cm" svg:y1="9.811cm" svg:x2="14.301cm" svg:y2="11.452cm" draw:start-shape="id122" draw:start-glue-point="9" draw:end-shape="id123" draw:end-glue-point="4" svg:d="M12766 9811l1535 1641" svg:viewBox="0 0 1536 1642">
          <text:p/>
        </draw:connector>
        <draw:custom-shape draw:style-name="gr21" draw:text-style-name="P6" xml:id="id124" draw:id="id124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05cm" svg:y1="7.165cm" svg:x2="10.191cm" svg:y2="9.026cm" draw:start-shape="id119" draw:start-glue-point="9" draw:end-shape="id124" draw:end-glue-point="5" svg:d="M9605 7165l586 1861" svg:viewBox="0 0 587 1862">
          <text:p/>
        </draw:connector>
        <draw:custom-shape draw:style-name="gr21" draw:text-style-name="P6" xml:id="id125" draw:id="id125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6" draw:id="id126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17cm" svg:y1="2.242cm" svg:x2="6.494cm" svg:y2="4.232cm" draw:start-shape="id125" draw:start-glue-point="7" draw:end-shape="id126" draw:end-glue-point="11" svg:d="M8317 2242l-1823 1990" svg:viewBox="0 0 1824 1991">
          <text:p/>
        </draw:connector>
        <draw:connector draw:style-name="gr23" draw:text-style-name="P7" draw:layer="layout" draw:type="line" svg:x1="9.015cm" svg:y1="2.242cm" svg:x2="11.012cm" svg:y2="4.262cm" draw:start-shape="id125" draw:start-glue-point="9" draw:end-shape="id118" draw:end-glue-point="5" svg:d="M9015 2242l1997 2020" svg:viewBox="0 0 1998 2021">
          <text:p/>
        </draw:connector>
        <draw:connector draw:style-name="gr23" draw:text-style-name="P7" draw:layer="layout" draw:type="line" svg:x1="11.71cm" svg:y1="4.96cm" svg:x2="13.873cm" svg:y2="6.508cm" draw:start-shape="id118" draw:start-glue-point="9" draw:end-shape="id121" draw:end-glue-point="5" svg:d="M11710 4960l2163 1548" svg:viewBox="0 0 2164 1549">
          <text:p/>
        </draw:connector>
        <draw:custom-shape draw:style-name="gr21" draw:text-style-name="P6" xml:id="id129" draw:id="id129" draw:layer="layout" svg:width="0.986cm" svg:height="0.986cm" svg:x="15.7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7" draw:id="id127" draw:layer="layout" svg:width="0.986cm" svg:height="0.986cm" svg:x="3.848cm" svg:y="6.3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8" draw:id="id128" draw:layer="layout" svg:width="0.986cm" svg:height="0.986cm" svg:x="7.0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6cm" svg:y1="4.93cm" svg:x2="4.69cm" svg:y2="6.478cm" draw:start-shape="id126" draw:start-glue-point="7" draw:end-shape="id127" draw:end-glue-point="11" svg:d="M5796 4930l-1106 1548" svg:viewBox="0 0 1107 1549">
          <text:p/>
        </draw:connector>
        <draw:connector draw:style-name="gr23" draw:text-style-name="P7" draw:layer="layout" draw:type="line" svg:x1="6.494cm" svg:y1="4.93cm" svg:x2="7.181cm" svg:y2="6.481cm" draw:start-shape="id126" draw:start-glue-point="9" draw:end-shape="id128" draw:end-glue-point="5" svg:d="M6494 4930l687 1551" svg:viewBox="0 0 688 1552">
          <text:p/>
        </draw:connector>
        <draw:connector draw:style-name="gr2" draw:text-style-name="P3" draw:layer="layout" draw:type="line" svg:x1="14.571cm" svg:y1="7.206cm" svg:x2="15.852cm" svg:y2="9.021cm" draw:start-shape="id121" draw:start-glue-point="9" draw:end-shape="id129" draw:end-glue-point="5" svg:d="M14571 7206l1281 1815" svg:viewBox="0 0 1282 1816">
          <text:p/>
        </draw:connector>
        <draw:custom-shape draw:style-name="gr21" draw:text-style-name="P6" xml:id="id130" draw:id="id130" draw:layer="layout" svg:width="0.986cm" svg:height="0.986cm" svg:x="9.814cm" svg:y="11.7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068cm" svg:y1="9.811cm" svg:x2="10.656cm" svg:y2="11.923cm" draw:start-shape="id122" draw:start-glue-point="7" draw:end-shape="id130" draw:end-glue-point="11" svg:d="M12068 9811l-1412 2112" svg:viewBox="0 0 1413 2113">
          <text:p/>
        </draw:connector>
        <draw:custom-shape draw:style-name="gr21" draw:text-style-name="P6" xml:id="id131" draw:id="id131" draw:layer="layout" svg:width="0.986cm" svg:height="0.986cm" svg:x="11.8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656cm" svg:y1="12.621cm" svg:x2="11.947cm" svg:y2="14.322cm" draw:start-shape="id130" draw:start-glue-point="9" draw:end-shape="id131" draw:end-glue-point="5" svg:d="M10656 12621l1291 1701" svg:viewBox="0 0 1292 1702">
          <text:p/>
        </draw:connector>
        <draw:custom-shape draw:style-name="gr21" draw:text-style-name="P6" xml:id="id132" draw:id="id132" draw:layer="layout" svg:width="0.986cm" svg:height="0.986cm" svg:x="7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58cm" svg:y1="12.621cm" svg:x2="8.551cm" svg:y2="14.549cm" draw:start-shape="id130" draw:start-glue-point="7" draw:end-shape="id132" draw:end-glue-point="11" svg:d="M9958 12621l-1407 1928" svg:viewBox="0 0 1408 1929">
          <text:p/>
        </draw:connector>
        <draw:custom-shape draw:style-name="gr21" draw:text-style-name="P6" xml:id="id133" draw:id="id133" draw:layer="layout" svg:width="0.986cm" svg:height="0.986cm" svg:x="9.7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551cm" svg:y1="15.247cm" svg:x2="9.853cm" svg:y2="16.948cm" draw:start-shape="id132" draw:start-glue-point="9" draw:end-shape="id133" draw:end-glue-point="5" svg:d="M8551 15247l1302 1701" svg:viewBox="0 0 1303 1702">
          <text:p/>
        </draw:connector>
        <draw:custom-shape draw:style-name="gr21" draw:text-style-name="P6" xml:id="id134" draw:id="id134" draw:layer="layout" svg:width="0.986cm" svg:height="0.986cm" svg:x="5.6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853cm" svg:y1="15.247cm" svg:x2="6.457cm" svg:y2="17.175cm" draw:start-shape="id132" draw:start-glue-point="7" draw:end-shape="id134" draw:end-glue-point="11" svg:d="M7853 15247l-1396 1928" svg:viewBox="0 0 1397 19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1-13T17:39:37.693325968</dc:date>
    <meta:editing-duration>PT11H7M43S</meta:editing-duration>
    <meta:editing-cycles>22</meta:editing-cycles>
    <meta:generator>LibreOffice/5.0.3.2$Linux_X86_64 LibreOffice_project/00$Build-2</meta:generator>
    <meta:document-statistic meta:object-count="255"/>
  </office:meta>
</office:document-meta>
</file>